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9693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e7a8a"/>
    </style:style>
    <style:style style:name="T1" style:family="text">
      <style:text-properties officeooo:rsid="001cc188"/>
    </style:style>
    <style:style style:name="T2" style:family="text">
      <style:text-properties fo:color="#0066b3"/>
    </style:style>
    <style:style style:name="T3" style:family="text">
      <style:text-properties fo:color="#0066b3" officeooo:rsid="001e7a8a"/>
    </style:style>
    <style:style style:name="T4" style:family="text">
      <style:text-properties officeooo:rsid="001e7a8a"/>
    </style:style>
    <style:style style:name="T5" style:family="text">
      <style:text-properties fo:color="#ed1c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ocate memory for structures</text:p>
      <text:p text:style-name="Standard"/>
      <text:p text:style-name="P3">I will <text:span text:style-name="T1">learn</text:span> how to dynamically allocate memory for an array of structures. <text:span text:style-name="T1">I imagine that I want to make an array for storing the vertices of a polygon. </text:span>We don't know how many vertices it's going to have. So in order to define this at runtime, <text:span text:style-name="T5">all we need here is a pointer to a structure of that point</text:span>. And we will call that polygon. And then we'll use the <text:span text:style-name="T2">malloc</text:span> function to reserve memory for this polygon. </text:p>
      <text:p text:style-name="P3"/>
      <text:p text:style-name="P3"><text:span text:style-name="T2">struct</text:span> point{</text:p>
      <text:p text:style-name="P3"><text:s text:c="4"/><text:span text:style-name="T2">int</text:span> x;</text:p>
      <text:p text:style-name="P3"><text:s text:c="4"/><text:span text:style-name="T2">int</text:span> y;</text:p>
      <text:p text:style-name="P3">};</text:p>
      <text:p text:style-name="P3"><text:span text:style-name="T2">struct</text:span> point <text:span text:style-name="T2">*</text:span> polygon</text:p>
      <text:p text:style-name="P3"><text:span text:style-name="T3">i</text:span><text:span text:style-name="T2">nt</text:span> i, num;</text:p>
      <text:p text:style-name="P3"><text:span text:style-name="T2">printf</text:span>("How many vertices does your polygon have? ");</text:p>
      <text:p text:style-name="P3"><text:span text:style-name="T2">scanf</text:span>("<text:span text:style-name="T2">%d</text:span>", &amp;num);</text:p>
      <text:p text:style-name="P3">polygon = (<text:span text:style-name="T2">struct</text:span> point *) <text:span text:style-name="T2">malloc</text:span>(num * <text:span text:style-name="T2">sizeof</text:span>(<text:span text:style-name="T2">struct</text:span> point));</text:p>
      <text:p text:style-name="P3">So once we know how many elements my polygon has to store, I can call the <text:span text:style-name="T2">malloc</text:span> function. The <text:span text:style-name="T2">malloc</text:span> function then will return a pointer that points to the beginning of this array. And I need to cast that pointer to make it compatible with my structure. And so <text:span text:style-name="T5">I cast it to become a pointer that points to a struct point. And that pointer is what I'm going to store in my polygon pointer</text:span>. Polygon is going to be exactly that. And now, I can pretend for everything that follows that polygon is an array of points.</text:p>
      <text:p text:style-name="P3"/>
      <text:p text:style-name="P3"/>
      <text:p text:style-name="P3"><text:span text:style-name="T1"><text:s text:c="2"/>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3:10:51.807239283</meta:creation-date>
    <dc:date>2019-04-23T00:48:42.241276527</dc:date>
    <meta:editing-duration>PT52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15" meta:character-count="1157" meta:non-whitespace-character-count="943"/>
  </office:meta>
</office:document-meta>
</file>